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0.7pt"/>
    </style:style>
    <style:style style:name="co3" style:family="table-column">
      <style:table-column-properties fo:break-before="auto" style:column-width="236.2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senice podzim cast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u</text:p>
          </table:table-cell>
          <table:table-cell office:value-type="string" calcext:value-type="string">
            <text:p>navyseni</text:p>
          </table:table-cell>
          <table:table-cell office:value-type="string" calcext:value-type="string">
            <text:p>puvodni stav</text:p>
          </table:table-cell>
          <table:table-cell office:value-type="string" calcext:value-type="string">
            <text:p>pribude der za den</text:p>
          </table:table-cell>
          <table:table-cell office:value-type="string" calcext:value-type="string">
            <text:p>prirustek na 1 noru</text:p>
          </table:table-cell>
          <table:table-cell office:value-type="string" calcext:value-type="string">
            <text:p>prirustek na noru za 15 dni</text:p>
          </table:table-cell>
          <table:table-cell office:value-type="string" calcext:value-type="string">
            <text:p>pouzitelne za 15 dn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formula="of:=[.B3]/[.A3]" office:value-type="float" office:value="1.94444444444444" calcext:value-type="float">
            <text:p>1.94444444444444</text:p>
          </table:table-cell>
          <table:table-cell table:formula="of:=[.D3]/[.C3]" office:value-type="float" office:value="0.0162037037037037" calcext:value-type="float">
            <text:p>0.016203703703704</text:p>
          </table:table-cell>
          <table:table-cell table:formula="of:=[.E3]*15" office:value-type="float" office:value="0.243055555555556" calcext:value-type="float">
            <text:p>0.243055555555556</text:p>
          </table:table-cell>
          <table:table-cell table:formula="of:=[.E3]*15" office:value-type="float" office:value="0.243055555555556" calcext:value-type="float">
            <text:p>0.24305555555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table:formula="of:=[.B4]/[.A4]" office:value-type="float" office:value="3.48275862068966" calcext:value-type="float">
            <text:p>3.48275862068966</text:p>
          </table:table-cell>
          <table:table-cell table:formula="of:=[.D4]/[.C4]" office:value-type="float" office:value="0.128991060025543" calcext:value-type="float">
            <text:p>0.128991060025543</text:p>
          </table:table-cell>
          <table:table-cell table:formula="of:=[.E4]*15" office:value-type="float" office:value="1.93486590038314" calcext:value-type="float">
            <text:p>1.93486590038314</text:p>
          </table:table-cell>
          <table:table-cell table:formula="of:=[.E4]*15" office:value-type="float" office:value="1.93486590038314" calcext:value-type="float">
            <text:p>1.934865900383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table:formula="of:=[.B5]/[.A5]" office:value-type="float" office:value="21.1428571428571" calcext:value-type="float">
            <text:p>21.1428571428571</text:p>
          </table:table-cell>
          <table:table-cell table:formula="of:=[.D5]/[.C5]" office:value-type="float" office:value="0.704761904761905" calcext:value-type="float">
            <text:p>0.704761904761905</text:p>
          </table:table-cell>
          <table:table-cell table:formula="of:=[.E5]*15" office:value-type="float" office:value="10.5714285714286" calcext:value-type="float">
            <text:p>10.5714285714286</text:p>
          </table:table-cell>
          <table:table-cell table:formula="of:=[.E5]*15" office:value-type="float" office:value="10.5714285714286" calcext:value-type="float">
            <text:p>10.5714285714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B6]/[.A6]" office:value-type="float" office:value="8.10810810810811" calcext:value-type="float">
            <text:p>8.10810810810811</text:p>
          </table:table-cell>
          <table:table-cell table:formula="of:=[.D6]/[.C6]" office:value-type="float" office:value="0.0810810810810811" calcext:value-type="float">
            <text:p>0.081081081081081</text:p>
          </table:table-cell>
          <table:table-cell table:formula="of:=[.E6]*15" office:value-type="float" office:value="1.21621621621622" calcext:value-type="float">
            <text:p>1.21621621621622</text:p>
          </table:table-cell>
          <table:table-cell table:formula="of:=[.E6]*15" office:value-type="float" office:value="1.21621621621622" calcext:value-type="float">
            <text:p>1.21621621621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[.B7]/[.A7]" office:value-type="float" office:value="3" calcext:value-type="float">
            <text:p>3</text:p>
          </table:table-cell>
          <table:table-cell table:formula="of:=[.D7]/[.C7]" office:value-type="float" office:value="0.15" calcext:value-type="float">
            <text:p>0.15</text:p>
          </table:table-cell>
          <table:table-cell table:formula="of:=[.E7]*15" office:value-type="float" office:value="2.25" calcext:value-type="float">
            <text:p>2.25</text:p>
          </table:table-cell>
          <table:table-cell table:formula="of:=[.E7]*15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8]/[.A8]" office:value-type="float" office:value="0" calcext:value-type="float">
            <text:p>0</text:p>
          </table:table-cell>
          <table:table-cell table:formula="of:=[.D8]/[.C8]" office:value-type="float" office:value="0" calcext:value-type="float">
            <text:p>0</text:p>
          </table:table-cell>
          <table:table-cell table:formula="of:=[.E8]*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0" calcext:value-type="float">
            <text:p>2340</text:p>
          </table:table-cell>
          <table:table-cell office:value-type="float" office:value="230" calcext:value-type="float">
            <text:p>230</text:p>
          </table:table-cell>
          <table:table-cell table:formula="of:=[.B9]/[.A9]" office:value-type="float" office:value="73.125" calcext:value-type="float">
            <text:p>73.125</text:p>
          </table:table-cell>
          <table:table-cell table:formula="of:=[.D9]/[.C9]" office:value-type="float" office:value="0.317934782608696" calcext:value-type="float">
            <text:p>0.317934782608696</text:p>
          </table:table-cell>
          <table:table-cell table:formula="of:=[.E9]*15" office:value-type="float" office:value="4.76902173913044" calcext:value-type="float">
            <text:p>4.76902173913044</text:p>
          </table:table-cell>
          <table:table-cell table:formula="of:=[.E9]*15" office:value-type="float" office:value="4.76902173913044" calcext:value-type="float">
            <text:p>4.769021739130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]/[.A10]" office:value-type="float" office:value="0" calcext:value-type="float">
            <text:p>0</text:p>
          </table:table-cell>
          <table:table-cell table:formula="of:=[.D10]/[.C10]" office:value-type="float" office:value="0" calcext:value-type="float">
            <text:p>0</text:p>
          </table:table-cell>
          <table:table-cell table:formula="of:=[.E10]*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formula="of:=[.B11]/[.A11]" office:value-type="float" office:value="5.14285714285714" calcext:value-type="float">
            <text:p>5.14285714285714</text:p>
          </table:table-cell>
          <table:table-cell table:formula="of:=[.D11]/[.C11]" office:value-type="float" office:value="0.514285714285714" calcext:value-type="float">
            <text:p>0.514285714285714</text:p>
          </table:table-cell>
          <table:table-cell table:formula="of:=[.E11]*15" office:value-type="float" office:value="7.71428571428572" calcext:value-type="float">
            <text:p>7.71428571428572</text:p>
          </table:table-cell>
          <table:table-cell table:formula="of:=[.E11]*15" office:value-type="float" office:value="7.71428571428572" calcext:value-type="float">
            <text:p>7.714285714285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/[.A12]" office:value-type="float" office:value="11.4285714285714" calcext:value-type="float">
            <text:p>11.4285714285714</text:p>
          </table:table-cell>
          <table:table-cell table:formula="of:=[.D12]/[.C12]" office:value-type="float" office:value="0.0380952380952381" calcext:value-type="float">
            <text:p>0.038095238095238</text:p>
          </table:table-cell>
          <table:table-cell table:formula="of:=[.E12]*15" office:value-type="float" office:value="0.571428571428571" calcext:value-type="float">
            <text:p>0.571428571428571</text:p>
          </table:table-cell>
          <table:table-cell table:formula="of:=[.E12]*15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B13]/[.A13]" office:value-type="float" office:value="0.909090909090909" calcext:value-type="float">
            <text:p>0.909090909090909</text:p>
          </table:table-cell>
          <table:table-cell table:formula="of:=[.D13]/[.C13]" office:value-type="float" office:value="0.0113636363636364" calcext:value-type="float">
            <text:p>0.011363636363636</text:p>
          </table:table-cell>
          <table:table-cell table:formula="of:=[.E13]*15" office:value-type="float" office:value="0.170454545454545" calcext:value-type="float">
            <text:p>0.170454545454545</text:p>
          </table:table-cell>
          <table:table-cell table:formula="of:=[.E13]*15" office:value-type="float" office:value="0.170454545454545" calcext:value-type="float">
            <text:p>0.1704545454545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 table:formula="of:=[.B14]/[.A14]" office:value-type="float" office:value="12.7777777777778" calcext:value-type="float">
            <text:p>12.7777777777778</text:p>
          </table:table-cell>
          <table:table-cell table:formula="of:=[.D14]/[.C14]" office:value-type="float" office:value="0.127777777777778" calcext:value-type="float">
            <text:p>0.127777777777778</text:p>
          </table:table-cell>
          <table:table-cell table:formula="of:=[.E14]*15" office:value-type="float" office:value="1.91666666666667" calcext:value-type="float">
            <text:p>1.91666666666667</text:p>
          </table:table-cell>
          <table:table-cell table:formula="of:=[.E14]*15" office:value-type="float" office:value="1.91666666666667" calcext:value-type="float">
            <text:p>1.916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0" calcext:value-type="float">
            <text:p>730</text:p>
          </table:table-cell>
          <table:table-cell office:value-type="float" office:value="30" calcext:value-type="float">
            <text:p>30</text:p>
          </table:table-cell>
          <table:table-cell table:formula="of:=[.B15]/[.A15]" office:value-type="float" office:value="18.7179487179487" calcext:value-type="float">
            <text:p>18.7179487179487</text:p>
          </table:table-cell>
          <table:table-cell table:formula="of:=[.D15]/[.C15]" office:value-type="float" office:value="0.623931623931624" calcext:value-type="float">
            <text:p>0.623931623931624</text:p>
          </table:table-cell>
          <table:table-cell table:formula="of:=[.E15]*15" office:value-type="float" office:value="9.35897435897436" calcext:value-type="float">
            <text:p>9.35897435897436</text:p>
          </table:table-cell>
          <table:table-cell table:formula="of:=[.E15]*15" office:value-type="float" office:value="9.35897435897436" calcext:value-type="float">
            <text:p>9.358974358974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table:formula="of:=[.B16]/[.A16]" office:value-type="float" office:value="7.56756756756757" calcext:value-type="float">
            <text:p>7.56756756756757</text:p>
          </table:table-cell>
          <table:table-cell table:formula="of:=[.D16]/[.C16]" office:value-type="float" office:value="0.0540540540540541" calcext:value-type="float">
            <text:p>0.054054054054054</text:p>
          </table:table-cell>
          <table:table-cell table:formula="of:=[.E16]*15" office:value-type="float" office:value="0.810810810810811" calcext:value-type="float">
            <text:p>0.810810810810811</text:p>
          </table:table-cell>
          <table:table-cell table:formula="of:=[.E16]*15" office:value-type="float" office:value="0.810810810810811" calcext:value-type="float">
            <text:p>0.8108108108108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B17]/[.A17]" office:value-type="float" office:value="2.05882352941176" calcext:value-type="float">
            <text:p>2.05882352941176</text:p>
          </table:table-cell>
          <table:table-cell table:formula="of:=[.D17]/[.C17]" office:value-type="float" office:value="0.0294117647058823" calcext:value-type="float">
            <text:p>0.029411764705882</text:p>
          </table:table-cell>
          <table:table-cell table:formula="of:=[.E17]*15" office:value-type="float" office:value="0.441176470588235" calcext:value-type="float">
            <text:p>0.441176470588235</text:p>
          </table:table-cell>
          <table:table-cell table:formula="of:=[.E17]*15" office:value-type="float" office:value="0.441176470588235" calcext:value-type="float">
            <text:p>0.4411764705882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[.B18]/[.A18]" office:value-type="float" office:value="0.882352941176471" calcext:value-type="float">
            <text:p>0.882352941176471</text:p>
          </table:table-cell>
          <table:table-cell table:formula="of:=[.D18]/[.C18]" office:value-type="float" office:value="0.00980392156862745" calcext:value-type="float">
            <text:p>0.009803921568627</text:p>
          </table:table-cell>
          <table:table-cell table:formula="of:=[.E18]*15" office:value-type="float" office:value="0.147058823529412" calcext:value-type="float">
            <text:p>0.147058823529412</text:p>
          </table:table-cell>
          <table:table-cell table:formula="of:=[.E18]*15" office:value-type="float" office:value="0.147058823529412" calcext:value-type="float">
            <text:p>0.1470588235294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[.B19]/[.A19]" office:value-type="float" office:value="4.28571428571429" calcext:value-type="float">
            <text:p>4.28571428571429</text:p>
          </table:table-cell>
          <table:table-cell table:formula="of:=[.D19]/[.C19]" office:value-type="float" office:value="0.0428571428571429" calcext:value-type="float">
            <text:p>0.042857142857143</text:p>
          </table:table-cell>
          <table:table-cell table:formula="of:=[.E19]*15" office:value-type="float" office:value="0.642857142857143" calcext:value-type="float">
            <text:p>0.642857142857143</text:p>
          </table:table-cell>
          <table:table-cell table:formula="of:=[.E19]*15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" calcext:value-type="float">
            <text:p>410</text:p>
          </table:table-cell>
          <table:table-cell office:value-type="float" office:value="300" calcext:value-type="float">
            <text:p>300</text:p>
          </table:table-cell>
          <table:table-cell table:formula="of:=[.B20]/[.A20]" office:value-type="float" office:value="13.2258064516129" calcext:value-type="float">
            <text:p>13.2258064516129</text:p>
          </table:table-cell>
          <table:table-cell table:formula="of:=[.D20]/[.C20]" office:value-type="float" office:value="0.0440860215053764" calcext:value-type="float">
            <text:p>0.044086021505376</text:p>
          </table:table-cell>
          <table:table-cell table:formula="of:=[.E20]*15" office:value-type="float" office:value="0.661290322580645" calcext:value-type="float">
            <text:p>0.661290322580645</text:p>
          </table:table-cell>
          <table:table-cell table:formula="of:=[.E20]*15" office:value-type="float" office:value="0.661290322580645" calcext:value-type="float">
            <text:p>0.6612903225806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table:formula="of:=[.B21]/[.A21]" office:value-type="float" office:value="10.625" calcext:value-type="float">
            <text:p>10.625</text:p>
          </table:table-cell>
          <table:table-cell table:formula="of:=[.D21]/[.C21]" office:value-type="float" office:value="0.0236111111111111" calcext:value-type="float">
            <text:p>0.023611111111111</text:p>
          </table:table-cell>
          <table:table-cell table:formula="of:=[.E21]*15" office:value-type="float" office:value="0.354166666666667" calcext:value-type="float">
            <text:p>0.354166666666667</text:p>
          </table:table-cell>
          <table:table-cell table:formula="of:=[.E21]*15" office:value-type="float" office:value="0.354166666666667" calcext:value-type="float">
            <text:p>0.3541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B22]/[.A22]" office:value-type="float" office:value="2.59259259259259" calcext:value-type="float">
            <text:p>2.59259259259259</text:p>
          </table:table-cell>
          <table:table-cell table:formula="of:=[.D22]/[.C22]" office:value-type="float" office:value="0.259259259259259" calcext:value-type="float">
            <text:p>0.259259259259259</text:p>
          </table:table-cell>
          <table:table-cell table:formula="of:=[.E22]*15" office:value-type="float" office:value="3.88888888888889" calcext:value-type="float">
            <text:p>3.88888888888889</text:p>
          </table:table-cell>
          <table:table-cell table:formula="of:=[.E22]*15" office:value-type="float" office:value="3.88888888888889" calcext:value-type="float">
            <text:p>3.888888888888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formula="of:=[.B23]/[.A23]" office:value-type="float" office:value="5.14285714285714" calcext:value-type="float">
            <text:p>5.14285714285714</text:p>
          </table:table-cell>
          <table:table-cell table:formula="of:=[.D23]/[.C23]" office:value-type="float" office:value="0.0102857142857143" calcext:value-type="float">
            <text:p>0.010285714285714</text:p>
          </table:table-cell>
          <table:table-cell table:formula="of:=[.E23]*15" office:value-type="float" office:value="0.154285714285714" calcext:value-type="float">
            <text:p>0.154285714285714</text:p>
          </table:table-cell>
          <table:table-cell table:formula="of:=[.E23]*15" office:value-type="float" office:value="0.154285714285714" calcext:value-type="float">
            <text:p>0.154285714285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0" calcext:value-type="float">
            <text:p>2620</text:p>
          </table:table-cell>
          <table:table-cell office:value-type="float" office:value="290" calcext:value-type="float">
            <text:p>290</text:p>
          </table:table-cell>
          <table:table-cell table:formula="of:=[.B24]/[.A24]" office:value-type="float" office:value="81.875" calcext:value-type="float">
            <text:p>81.875</text:p>
          </table:table-cell>
          <table:table-cell table:formula="of:=[.D24]/[.C24]" office:value-type="float" office:value="0.282327586206897" calcext:value-type="float">
            <text:p>0.282327586206897</text:p>
          </table:table-cell>
          <table:table-cell table:formula="of:=[.E24]*15" office:value-type="float" office:value="4.23491379310345" calcext:value-type="float">
            <text:p>4.23491379310345</text:p>
          </table:table-cell>
          <table:table-cell table:formula="of:=[.E24]*15" office:value-type="float" office:value="4.23491379310345" calcext:value-type="float">
            <text:p>4.234913793103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table:formula="of:=[.B25]/[.A25]" office:value-type="float" office:value="20.6896551724138" calcext:value-type="float">
            <text:p>20.6896551724138</text:p>
          </table:table-cell>
          <table:table-cell table:formula="of:=[.D25]/[.C25]" office:value-type="float" office:value="0.0985221674876847" calcext:value-type="float">
            <text:p>0.098522167487685</text:p>
          </table:table-cell>
          <table:table-cell table:formula="of:=[.E25]*15" office:value-type="float" office:value="1.47783251231527" calcext:value-type="float">
            <text:p>1.47783251231527</text:p>
          </table:table-cell>
          <table:table-cell table:formula="of:=[.E25]*15" office:value-type="float" office:value="1.47783251231527" calcext:value-type="float">
            <text:p>1.47783251231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table:formula="of:=[.B26]/[.A26]" office:value-type="float" office:value="13.7931034482759" calcext:value-type="float">
            <text:p>13.7931034482759</text:p>
          </table:table-cell>
          <table:table-cell table:formula="of:=[.D26]/[.C26]" office:value-type="float" office:value="0.0626959247648903" calcext:value-type="float">
            <text:p>0.06269592476489</text:p>
          </table:table-cell>
          <table:table-cell table:formula="of:=[.E26]*15" office:value-type="float" office:value="0.940438871473354" calcext:value-type="float">
            <text:p>0.940438871473354</text:p>
          </table:table-cell>
          <table:table-cell table:formula="of:=[.E26]*15" office:value-type="float" office:value="0.940438871473354" calcext:value-type="float">
            <text:p>0.9404388714733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710" calcext:value-type="float">
            <text:p>710</text:p>
          </table:table-cell>
          <table:table-cell table:formula="of:=[.B27]/[.A27]" office:value-type="float" office:value="96.1538461538462" calcext:value-type="float">
            <text:p>96.1538461538462</text:p>
          </table:table-cell>
          <table:table-cell table:formula="of:=[.D27]/[.C27]" office:value-type="float" office:value="0.135427952329361" calcext:value-type="float">
            <text:p>0.135427952329361</text:p>
          </table:table-cell>
          <table:table-cell table:formula="of:=[.E27]*15" office:value-type="float" office:value="2.03141928494041" calcext:value-type="float">
            <text:p>2.03141928494041</text:p>
          </table:table-cell>
          <table:table-cell table:formula="of:=[.E27]*15" office:value-type="float" office:value="2.03141928494041" calcext:value-type="float">
            <text:p>2.031419284940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0" calcext:value-type="float">
            <text:p>770</text:p>
          </table:table-cell>
          <table:table-cell office:value-type="float" office:value="370" calcext:value-type="float">
            <text:p>370</text:p>
          </table:table-cell>
          <table:table-cell table:formula="of:=[.B28]/[.A28]" office:value-type="float" office:value="22.6470588235294" calcext:value-type="float">
            <text:p>22.6470588235294</text:p>
          </table:table-cell>
          <table:table-cell table:formula="of:=[.D28]/[.C28]" office:value-type="float" office:value="0.06120826709062" calcext:value-type="float">
            <text:p>0.06120826709062</text:p>
          </table:table-cell>
          <table:table-cell table:formula="of:=[.E28]*15" office:value-type="float" office:value="0.918124006359301" calcext:value-type="float">
            <text:p>0.918124006359301</text:p>
          </table:table-cell>
          <table:table-cell table:formula="of:=[.E28]*15" office:value-type="float" office:value="0.918124006359301" calcext:value-type="float">
            <text:p>0.918124006359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9]/[.A29]" office:value-type="float" office:value="4.57142857142857" calcext:value-type="float">
            <text:p>4.57142857142857</text:p>
          </table:table-cell>
          <table:table-cell table:formula="of:=[.D29]/[.C29]" office:value-type="float" office:value="0.228571428571429" calcext:value-type="float">
            <text:p>0.228571428571429</text:p>
          </table:table-cell>
          <table:table-cell table:formula="of:=[.E29]*15" office:value-type="float" office:value="3.42857142857143" calcext:value-type="float">
            <text:p>3.42857142857143</text:p>
          </table:table-cell>
          <table:table-cell table:formula="of:=[.E29]*15" office:value-type="float" office:value="3.42857142857143" calcext:value-type="float">
            <text:p>3.428571428571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[.B30]/[.A30]" office:value-type="float" office:value="3.15789473684211" calcext:value-type="float">
            <text:p>3.15789473684211</text:p>
          </table:table-cell>
          <table:table-cell table:formula="of:=[.D30]/[.C30]" office:value-type="float" office:value="0.157894736842105" calcext:value-type="float">
            <text:p>0.157894736842105</text:p>
          </table:table-cell>
          <table:table-cell table:formula="of:=[.E30]*15" office:value-type="float" office:value="2.36842105263158" calcext:value-type="float">
            <text:p>2.36842105263158</text:p>
          </table:table-cell>
          <table:table-cell table:formula="of:=[.E30]*15" office:value-type="float" office:value="2.36842105263158" calcext:value-type="float">
            <text:p>2.368421052631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umer:</text:p>
          </table:table-cell>
        </table:table-row>
        <table:table-row table:style-name="ro1">
          <table:table-cell table:number-columns-repeated="6"/>
          <table:table-cell table:formula="of:=AVERAGE([.G3:.G30])" office:value-type="float" office:value="2.43140975496639" calcext:value-type="float">
            <text:p>2.43140975496639</text:p>
          </table:table-cell>
        </table:table-row>
      </table:table>
      <table:named-expressions/>
      <table:database-ranges>
        <table:database-range table:name="__Anonymous_Sheet_DB__0" table:target-range-address="Sheet1.G3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2:55:47.60699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02:14.890092069</meta:creation-date>
    <dc:date>2019-12-07T17:41:37.380587998</dc:date>
    <meta:editing-duration>PT30M29S</meta:editing-duration>
    <meta:editing-cycles>12</meta:editing-cycles>
    <meta:generator>LibreOffice/6.2.8.2$Linux_X86_64 LibreOffice_project/20$Build-2</meta:generator>
    <meta:document-statistic meta:table-count="1" meta:cell-count="204" meta:object-count="0"/>
  </office:meta>
</office:document-meta>
</file>